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272cm"/>
    </style:style>
    <style:style style:name="co3" style:family="table-column">
      <style:table-column-properties fo:break-before="auto" style:column-width="14.651cm"/>
    </style:style>
    <style:style style:name="co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16.678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 style:data-style-name="N37"/>
    <style:style style:name="ce5" style:family="table-cell" style:parent-style-name="Excel_20_Built-in_20_Normal" style:data-style-name="N8037"/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Accessibilité</text:p>
          </table:table-cell>
          <table:table-cell office:value-type="string">
            <text:p>Formulaire non accessible</text:p>
          </table:table-cell>
          <table:table-cell office:value-type="string">
            <text:p>Aucun placeholder , pas de restriction d'input (@mail, champs obligatoires)</text:p>
          </table:table-cell>
          <table:table-cell office:value-type="string">
            <text:p>Penser le formulaire en amont</text:p>
          </table:table-cell>
          <table:table-cell table:style-name="ce3" office:value-type="string">
            <text:p>Ajouter code couleur et autres indications de types champs obligatoire et des placeholders</text:p>
          </table:table-cell>
          <table:table-cell office:value-type="string">
            <text:p>1.3.5 / 1.4.1 / 3.3.2 / 3.3.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Pages non-titrées</text:p>
          </table:table-cell>
          <table:table-cell office:value-type="string">
            <text:p>Les pages ne communique pas la session ouverte ou n'ont pas de noms</text:p>
          </table:table-cell>
          <table:table-cell office:value-type="string">
            <text:p>Titrer dans le head</text:p>
          </table:table-cell>
          <table:table-cell table:style-name="ce3" office:value-type="string">
            <text:p>Ajouter des titres intuitifs indiquant clairement où on se trouve</text:p>
          </table:table-cell>
          <table:table-cell table:style-name="ce4" office:value-type="string">
            <text:p>4.2.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Balise &lt;lang&gt; par défaut</text:p>
          </table:table-cell>
          <table:table-cell office:value-type="string">
            <text:p>La balise langage n'est pas réglée sur FR pour les lecteurs d'écran</text:p>
          </table:table-cell>
          <table:table-cell office:value-type="string">
            <text:p>Détecter le bon langage</text:p>
          </table:table-cell>
          <table:table-cell table:style-name="ce3" office:value-type="string">
            <text:p>Ajouter l'attribut « FR » à la balise &lt;lang&gt;</text:p>
          </table:table-cell>
          <table:table-cell table:style-name="ce5" office:value-type="string">
            <text:p>3.1.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Texte sous forme d'image</text:p>
          </table:table-cell>
          <table:table-cell office:value-type="string">
            <text:p>Le texte ne sera pas pris en compte par le lecteur d'écran</text:p>
          </table:table-cell>
          <table:table-cell office:value-type="string">
            <text:p>Faire de vrais paragraphes</text:p>
          </table:table-cell>
          <table:table-cell table:style-name="ce3" office:value-type="string">
            <text:p>Remplacer les images par de vrais textes en balises <text:s/>&lt;p&gt;</text:p>
          </table:table-cell>
          <table:table-cell office:value-type="string">
            <text:p>1.4.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« Alt » non confomes</text:p>
          </table:table-cell>
          <table:table-cell office:value-type="string">
            <text:p>Les textes alternatifs d'images ne sont pas représentatifs</text:p>
          </table:table-cell>
          <table:table-cell office:value-type="string">
            <text:p>Décrire correctement l'image</text:p>
          </table:table-cell>
          <table:table-cell table:style-name="ce3" office:value-type="string">
            <text:p>Faire une brève description conforme et correcte</text:p>
          </table:table-cell>
          <table:table-cell office:value-type="string">
            <text:p>1.1.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Focus clavier inexistant</text:p>
          </table:table-cell>
          <table:table-cell office:value-type="string">
            <text:p>Aucun repère visuel pour le focus au clavier</text:p>
          </table:table-cell>
          <table:table-cell office:value-type="string">
            <text:p>Déterminer focus en CSS</text:p>
          </table:table-cell>
          <table:table-cell table:style-name="ce3" office:value-type="string">
            <text:p>Vérifier si le focus à été désactivé et le repenser en CSS</text:p>
          </table:table-cell>
          <table:table-cell office:value-type="string">
            <text:p>2.4.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Responsive cassé</text:p>
          </table:table-cell>
          <table:table-cell office:value-type="string">
            <text:p>Nombreux éléments qui ne réagissent pas correctement en responsive</text:p>
          </table:table-cell>
          <table:table-cell office:value-type="string">
            <text:p>Vérifier le responsive</text:p>
          </table:table-cell>
          <table:table-cell table:style-name="ce3" office:value-type="string">
            <text:p>Certains éléments vont devoir être retravaillés pour répondre au standards responsive</text:p>
          </table:table-cell>
          <table:table-cell office:value-type="string">
            <text:p>5.2.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Aucun aria</text:p>
          </table:table-cell>
          <table:table-cell office:value-type="string">
            <text:p>Aucune alise aria sur le HTML</text:p>
          </table:table-cell>
          <table:table-cell office:value-type="string">
            <text:p>Conception accessible</text:p>
          </table:table-cell>
          <table:table-cell office:value-type="string">
            <text:p>Ajouter les attributs aria nécessaires afin de facilité l'accessibilité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O</text:p>
          </table:table-cell>
          <table:table-cell office:value-type="string">
            <text:p>description absente</text:p>
          </table:table-cell>
          <table:table-cell office:value-type="string">
            <text:p>le « content » dans description (head) est absent </text:p>
          </table:table-cell>
          <table:table-cell office:value-type="string">
            <text:p>Décrire sa page</text:p>
          </table:table-cell>
          <table:table-cell office:value-type="string">
            <text:p>Décrire sa page pour aider le référencement</text:p>
          </table:table-cell>
          <table:table-cell office:value-type="string">
            <text:p>5.3</text:p>
          </table:table-cell>
          <table:table-cell table:number-columns-repeated="1018"/>
        </table:table-row>
        <table:table-row table:style-name="ro1" table:number-rows-repeated="98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20/03/2022</text:date>, <text:time>18:1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20T18:15:14.14</dc:date>
    <dc:creator>Christophe Moretto</dc:creator>
    <meta:generator>OpenOffice/4.1.11$Win32 OpenOffice.org_project/4111m1$Build-9808</meta:generator>
    <meta:editing-duration>PT58M15S</meta:editing-duration>
    <meta:editing-cycles>7</meta:editing-cycles>
    <meta:document-statistic meta:table-count="1" meta:cell-count="59" meta:object-count="0"/>
  </office:meta>
</office:document-meta>
</file>